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ataDictionary" style:family="table">
      <style:table-properties style:width="6.925in" table:align="margins"/>
    </style:style>
    <style:style style:name="DataDictionary.A" style:family="table-column">
      <style:table-column-properties style:column-width="1.1542in" style:rel-column-width="10922*"/>
    </style:style>
    <style:style style:name="DataDictionary.F" style:family="table-column">
      <style:table-column-properties style:column-width="1.1542in" style:rel-column-width="10925*"/>
    </style:style>
    <style:style style:name="DataDictionary.A1" style:family="table-cell">
      <style:table-cell-properties fo:padding="0in" fo:border="none"/>
    </style:style>
    <style:style style:name="DataDictionary.E3" style:family="table-cell" style:data-style-name="N0">
      <style:table-cell-properties fo:padding="0in" fo:border="none"/>
    </style:style>
    <style:style style:name="ActionDirectory" style:family="table">
      <style:table-properties style:width="6.925in" table:align="margins"/>
    </style:style>
    <style:style style:name="ActionDirectory.A" style:family="table-column">
      <style:table-column-properties style:column-width="1.7313in" style:rel-column-width="16383*"/>
    </style:style>
    <style:style style:name="ActionDirectory.D" style:family="table-column">
      <style:table-column-properties style:column-width="1.7313in" style:rel-column-width="16386*"/>
    </style:style>
    <style:style style:name="ActionDirectory.A1" style:family="table-cell">
      <style:table-cell-properties fo:padding="0in" fo:border="none"/>
    </style:style>
    <style:style style:name="P1" style:family="paragraph" style:parent-style-name="Table_20_Contents">
      <style:text-properties fo:font-size="12pt" style:font-size-asian="12pt" style:font-size-complex="12pt"/>
    </style:style>
    <style:style style:name="P2" style:family="paragraph" style:parent-style-name="Table_20_Heading">
      <style:text-properties fo:font-size="12pt" style:font-size-asian="12pt" style:font-size-complex="12pt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 style:border-line-width-bottom="0.0008in 0.0138in 0.0008in" fo:padding="0.0291in" fo:border-left="none" fo:border-right="none" fo:border-top="none" fo:border-bottom="0.0154in double #000000" style:join-border="false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Standard" style:list-style-name="L1">
      <style:text-properties fo:font-style="normal" style:font-style-asian="normal" style:font-style-complex="normal"/>
    </style:style>
    <style:style style:name="P9" style:family="paragraph" style:parent-style-name="Standard" style:list-style-name="L2">
      <style:text-properties fo:font-style="normal" style:font-style-asian="normal" style:font-style-complex="normal"/>
    </style:style>
    <style:style style:name="P10" style:family="paragraph" style:parent-style-name="Standard" style:list-style-name="L3"/>
    <style:style style:name="P11" style:family="paragraph" style:parent-style-name="Standard" style:list-style-name="L3">
      <style:text-properties fo:font-size="12pt" style:font-size-asian="12pt" style:font-size-complex="12pt"/>
    </style:style>
    <style:style style:name="P12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t Managers Companion</text:p>
      <text:p text:style-name="Standard"/>
      <text:p text:style-name="P5">Narrative:</text:p>
      <text:p text:style-name="Standard"/>
      <text:p text:style-name="Standard">The <text:span text:style-name="T1">Net Managers Companion </text:span><text:span text:style-name="T2">is a program intended to assist with:<text:line-break/></text:span></text:p>
      <text:list xml:id="list5973607557880727289" text:style-name="L1">
        <text:list-item>
          <text:p text:style-name="P8">Acquisition and display of <text:s/>data related to the net organization currently in session as well as that of the individual members and visitors attending the session</text:p>
        </text:list-item>
        <text:list-item>
          <text:p text:style-name="P8">Preparation, display and output of reports comprised of aggregate and specific data related to past net sessions and member subgroups.<text:line-break/></text:p>
        </text:list-item>
      </text:list>
      <text:p text:style-name="P3">During a net session, the program will provide:<text:line-break/></text:p>
      <text:list xml:id="list7481732777372535377" text:style-name="L2">
        <text:list-item>
          <text:p text:style-name="P9">A link to the specific organization's preamble document.</text:p>
        </text:list-item>
        <text:list-item>
          <text:p text:style-name="P9">A link to an interactive NTS Traffic form</text:p>
        </text:list-item>
        <text:list-item>
          <text:p text:style-name="P9">A table of current logins showing data fields specific to the surrent session as well as historic data descriptive of the individual members</text:p>
          <text:list>
            <text:list-item>
              <text:p text:style-name="P9">the login table may be sorted by member call sign, current login order, check-in status and traffic status</text:p>
            </text:list-item>
            <text:list-item>
              <text:p text:style-name="P9">the shading of login table lines will change to indicate the current status of a participant</text:p>
            </text:list-item>
            <text:list-item>
              <text:p text:style-name="P9">a comment text box to record notes specific to each participant's session record<text:line-break/></text:p>
            </text:list-item>
          </text:list>
        </text:list-item>
      </text:list>
      <text:p text:style-name="P3">When not in net session, the program will manipulate, display and output reports listing organizational membership, members as related to geographic location and their level of participation in sessions.</text:p>
      <text:p text:style-name="Standard"/>
      <text:p text:style-name="P6">Entities:</text:p>
      <text:p text:style-name="Standard"/>
      <text:list xml:id="list7736131896357210074" text:style-name="L3">
        <text:list-item>
          <text:p text:style-name="P10">Organization</text:p>
        </text:list-item>
        <text:list-item>
          <text:p text:style-name="P10">Session</text:p>
        </text:list-item>
        <text:list-item>
          <text:p text:style-name="P10">Participant (member/visitor)</text:p>
        </text:list-item>
        <text:list-item>
          <text:p text:style-name="P10">NTS Traffic</text:p>
        </text:list-item>
      </text:list>
      <text:p text:style-name="Standard"/>
      <text:p text:style-name="P6">Views:</text:p>
      <text:p text:style-name="Standard"/>
      <text:list xml:id="list31693481" text:continue-numbering="true" text:style-name="L3">
        <text:list-item>
          <text:p text:style-name="P10">System Configuration</text:p>
          <text:list>
            <text:list-item>
              <text:p text:style-name="P10">QRZ Username/Password</text:p>
            </text:list-item>
            <text:list-item>
              <text:p text:style-name="P10">UTC Time Offset<text:line-break/></text:p>
            </text:list-item>
          </text:list>
        </text:list-item>
        <text:list-item>
          <text:p text:style-name="P10">Net Session</text:p>
          <text:list>
            <text:list-item>
              <text:p text:style-name="P10">Top Panel – Net Info</text:p>
              <text:list>
                <text:list-item>
                  <text:p text:style-name="P10">Name</text:p>
                </text:list-item>
                <text:list-item>
                  <text:p text:style-name="P10">Band</text:p>
                </text:list-item>
                <text:list-item>
                  <text:p text:style-name="P10">Frequency</text:p>
                </text:list-item>
                <text:list-item>
                  <text:p text:style-name="P10">Power</text:p>
                </text:list-item>
                <text:list-item>
                  <text:p text:style-name="P10">Mode</text:p>
                </text:list-item>
                <text:list-item>
                  <text:p text:style-name="P10">Session #</text:p>
                </text:list-item>
                <text:list-item>
                  <text:p text:style-name="P10">Session Date</text:p>
                </text:list-item>
                <text:list-item>
                  <text:p text:style-name="P10"><text:soft-page-break/>Session Start Time</text:p>
                </text:list-item>
                <text:list-item>
                  <text:p text:style-name="P10">Session Length</text:p>
                </text:list-item>
                <text:list-item>
                  <text:p text:style-name="P10">Local / UTC Time</text:p>
                </text:list-item>
                <text:list-item>
                  <text:p text:style-name="P10">Preamble Button [AB]</text:p>
                </text:list-item>
                <text:list-item>
                  <text:p text:style-name="P10">Log All [AB]</text:p>
                </text:list-item>
              </text:list>
            </text:list-item>
            <text:list-item>
              <text:p text:style-name="P10">Main Panel – Current Check-Ins</text:p>
              <text:list>
                <text:list-item>
                  <text:p text:style-name="P10">Line #</text:p>
                </text:list-item>
                <text:list-item>
                  <text:p text:style-name="P10">Call Sign</text:p>
                </text:list-item>
                <text:list-item>
                  <text:p text:style-name="P10">First Name</text:p>
                </text:list-item>
                <text:list-item>
                  <text:p text:style-name="P10">Session Login Time</text:p>
                </text:list-item>
                <text:list-item>
                  <text:p text:style-name="P10">QTH</text:p>
                </text:list-item>
                <text:list-item>
                  <text:p text:style-name="P10">Bearing</text:p>
                </text:list-item>
                <text:list-item>
                  <text:p text:style-name="P10">Signal Status [R, Nr]</text:p>
                </text:list-item>
                <text:list-item>
                  <text:p text:style-name="P10">Relay Station Call Sign</text:p>
                </text:list-item>
                <text:list-item>
                  <text:p text:style-name="P10">Traffic Passed / Gave Comments [AB]</text:p>
                </text:list-item>
                <text:list-item>
                  <text:p text:style-name="P10">Delete / No Save [AB]</text:p>
                </text:list-item>
                <text:list-item>
                  <text:p text:style-name="P10">Edit Partipant Record [AB]</text:p>
                </text:list-item>
              </text:list>
            </text:list-item>
            <text:list-item>
              <text:p text:style-name="P11">Bottom Panel – Check-In's</text:p>
              <text:list>
                <text:list-item>
                  <text:p text:style-name="P12">NTS Traffic [AB]</text:p>
                </text:list-item>
                <text:list-item>
                  <text:p text:style-name="P12">Comments Text Box<text:line-break/></text:p>
                </text:list-item>
              </text:list>
            </text:list-item>
          </text:list>
        </text:list-item>
        <text:list-item>
          <text:p text:style-name="P12">NTS Traffic Record</text:p>
        </text:list-item>
      </text:list>
      <text:p text:style-name="P4"/>
      <text:p text:style-name="P5">Data Dictionary:</text:p>
      <text:p text:style-name="P4"/>
      <table:table table:name="DataDictionary" table:style-name="DataDictionary">
        <table:table-column table:style-name="DataDictionary.A" table:number-columns-repeated="5"/>
        <table:table-column table:style-name="DataDictionary.F"/>
        <table:table-header-rows>
          <table:table-row>
            <table:table-cell table:style-name="DataDictionary.A1" office:value-type="string">
              <text:p text:style-name="P2">TABLE</text:p>
            </table:table-cell>
            <table:table-cell table:style-name="DataDictionary.A1" office:value-type="string">
              <text:p text:style-name="P2">RECORD</text:p>
            </table:table-cell>
            <table:table-cell table:style-name="DataDictionary.A1" office:value-type="string">
              <text:p text:style-name="P2">FIELD</text:p>
            </table:table-cell>
            <table:table-cell table:style-name="DataDictionary.A1" office:value-type="string">
              <text:p text:style-name="P2">TYPE</text:p>
            </table:table-cell>
            <table:table-cell table:style-name="DataDictionary.A1" office:value-type="string">
              <text:p text:style-name="P2">LENGTH</text:p>
            </table:table-cell>
            <table:table-cell table:style-name="DataDictionary.A1" office:value-type="string">
              <text:p text:style-name="P2">SOURCE</text:p>
            </table:table-cell>
          </table:table-row>
        </table:table-header-rows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</table:table-row>
        <table:table-row>
          <table:table-cell table:style-name="DataDictionary.A1" office:value-type="string">
            <text:p text:style-name="P1">Organization</text:p>
          </table:table-cell>
          <table:table-cell table:style-name="DataDictionary.A1" office:value-type="string">
            <text:p text:style-name="P1">1 per</text:p>
          </table:table-cell>
          <table:table-cell table:style-name="DataDictionary.A1" office:value-type="string">
            <text:p text:style-name="P1">* Org-band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0">
            <text:p text:style-name="P1">20</text:p>
          </table:table-cell>
          <table:table-cell table:style-name="DataDictionary.A1" office:value-type="string">
            <text:p text:style-name="P1">User entry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Frequency</text:p>
          </table:table-cell>
          <table:table-cell table:style-name="DataDictionary.A1" office:value-type="string">
            <text:p text:style-name="P1">Number 3 dec</text:p>
          </table:table-cell>
          <table:table-cell table:style-name="DataDictionary.E3" office:value-type="float" office:value="8">
            <text:p text:style-name="P1">8</text:p>
          </table:table-cell>
          <table:table-cell table:style-name="DataDictionary.A1" office:value-type="string">
            <text:p text:style-name="P1">User entry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Agency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0">
            <text:p text:style-name="P1">20</text:p>
          </table:table-cell>
          <table:table-cell table:style-name="DataDictionary.A1" office:value-type="string">
            <text:p text:style-name="P1">User entry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Schedule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50">
            <text:p text:style-name="P1">50</text:p>
          </table:table-cell>
          <table:table-cell table:style-name="DataDictionary.A1" office:value-type="string">
            <text:p text:style-name="P1">User entry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Preamble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1000">
            <text:p text:style-name="P1">1000</text:p>
          </table:table-cell>
          <table:table-cell table:style-name="DataDictionary.A1" office:value-type="string">
            <text:p text:style-name="P1">User entry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</table:table-row>
        <table:table-row>
          <table:table-cell table:style-name="DataDictionary.A1" office:value-type="string">
            <text:p text:style-name="P1">Session</text:p>
          </table:table-cell>
          <table:table-cell table:style-name="DataDictionary.A1" office:value-type="string">
            <text:p text:style-name="P1">1 per</text:p>
          </table:table-cell>
          <table:table-cell table:style-name="DataDictionary.A1" office:value-type="string">
            <text:p text:style-name="P1">* Session #</text:p>
          </table:table-cell>
          <table:table-cell table:style-name="DataDictionary.A1" office:value-type="string">
            <text:p text:style-name="P1">Integer</text:p>
          </table:table-cell>
          <table:table-cell table:style-name="DataDictionary.E3" office:value-type="float" office:value="5">
            <text:p text:style-name="P1">5</text:p>
          </table:table-cell>
          <table:table-cell table:style-name="DataDictionary.A1" office:value-type="string">
            <text:p text:style-name="P1">Program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Traffic brought</text:p>
          </table:table-cell>
          <table:table-cell table:style-name="DataDictionary.A1" office:value-type="string">
            <text:p text:style-name="P1">Integer</text:p>
          </table:table-cell>
          <table:table-cell table:style-name="DataDictionary.E3" office:value-type="float" office:value="2">
            <text:p text:style-name="P1">2</text:p>
          </table:table-cell>
          <table:table-cell table:style-name="DataDictionary.A1" office:value-type="string">
            <text:p text:style-name="P1">Program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Traffic passed</text:p>
          </table:table-cell>
          <table:table-cell table:style-name="DataDictionary.A1" office:value-type="string">
            <text:p text:style-name="P1">Integer</text:p>
          </table:table-cell>
          <table:table-cell table:style-name="DataDictionary.E3" office:value-type="float" office:value="2">
            <text:p text:style-name="P1">2</text:p>
          </table:table-cell>
          <table:table-cell table:style-name="DataDictionary.A1" office:value-type="string">
            <text:p text:style-name="P1">Program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Participants</text:p>
          </table:table-cell>
          <table:table-cell table:style-name="DataDictionary.A1" office:value-type="string">
            <text:p text:style-name="P1">Integer</text:p>
          </table:table-cell>
          <table:table-cell table:style-name="DataDictionary.E3" office:value-type="float" office:value="3">
            <text:p text:style-name="P1">3</text:p>
          </table:table-cell>
          <table:table-cell table:style-name="DataDictionary.A1" office:value-type="string">
            <text:p text:style-name="P1">Program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Net Control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6">
            <text:p text:style-name="P1">6</text:p>
          </table:table-cell>
          <table:table-cell table:style-name="DataDictionary.A1" office:value-type="string">
            <text:p text:style-name="P1">User entry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Session Length</text:p>
          </table:table-cell>
          <table:table-cell table:style-name="DataDictionary.A1" office:value-type="string">
            <text:p text:style-name="P1">Integer</text:p>
          </table:table-cell>
          <table:table-cell table:style-name="DataDictionary.E3" office:value-type="float" office:value="3">
            <text:p text:style-name="P1">3</text:p>
          </table:table-cell>
          <table:table-cell table:style-name="DataDictionary.A1" office:value-type="string">
            <text:p text:style-name="P1">Program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</table:table-row>
        <table:table-row>
          <table:table-cell table:style-name="DataDictionary.A1" office:value-type="string">
            <text:p text:style-name="P1">Participant</text:p>
          </table:table-cell>
          <table:table-cell table:style-name="DataDictionary.A1" office:value-type="string">
            <text:p text:style-name="P1">1 per</text:p>
          </table:table-cell>
          <table:table-cell table:style-name="DataDictionary.A1" office:value-type="string">
            <text:p text:style-name="P1">* Call Sign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6">
            <text:p text:style-name="P1">6</text:p>
          </table:table-cell>
          <table:table-cell table:style-name="DataDictionary.A1" office:value-type="string">
            <text:p text:style-name="P1">User entry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Name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Program-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Address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Program-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City/St./Zip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30">
            <text:p text:style-name="P1">30</text:p>
          </table:table-cell>
          <table:table-cell table:style-name="DataDictionary.A1" office:value-type="string">
            <text:p text:style-name="P1">Program-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Country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Program-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Class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Program-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Latitude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Program-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Longitude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Program-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Grid Square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10">
            <text:p text:style-name="P1">10</text:p>
          </table:table-cell>
          <table:table-cell table:style-name="DataDictionary.A1" office:value-type="string">
            <text:p text:style-name="P1">Program-user</text:p>
          </table:table-cell>
        </table:table-row>
        <text:soft-page-break/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US State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Program-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US County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Program-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Distance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10">
            <text:p text:style-name="P1">10</text:p>
          </table:table-cell>
          <table:table-cell table:style-name="DataDictionary.A1" office:value-type="string">
            <text:p text:style-name="P1">Program-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Bearing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10">
            <text:p text:style-name="P1">10</text:p>
          </table:table-cell>
          <table:table-cell table:style-name="DataDictionary.A1" office:value-type="string">
            <text:p text:style-name="P1">Program-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Birthdate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10">
            <text:p text:style-name="P1">10</text:p>
          </table:table-cell>
          <table:table-cell table:style-name="DataDictionary.A1" office:value-type="string">
            <text:p text:style-name="P1">Program-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Email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30">
            <text:p text:style-name="P1">30</text:p>
          </table:table-cell>
          <table:table-cell table:style-name="DataDictionary.A1" office:value-type="string">
            <text:p text:style-name="P1">Program-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E3">
            <text:p text:style-name="P1"/>
          </table:table-cell>
          <table:table-cell table:style-name="DataDictionary.A1" office:value-type="string">
            <text:p text:style-name="P1"/>
          </table:table-cell>
        </table:table-row>
        <table:table-row>
          <table:table-cell table:style-name="DataDictionary.A1" office:value-type="string">
            <text:p text:style-name="P1">NTS Traffic</text:p>
          </table:table-cell>
          <table:table-cell table:style-name="DataDictionary.A1" office:value-type="string">
            <text:p text:style-name="P1">1 per</text:p>
          </table:table-cell>
          <table:table-cell table:style-name="DataDictionary.A1" office:value-type="string">
            <text:p text:style-name="P1">* Call Sign-Msg #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15">
            <text:p text:style-name="P1">15</text:p>
          </table:table-cell>
          <table:table-cell table:style-name="DataDictionary.A1" office:value-type="string">
            <text:p text:style-name="P1">Program+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Number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9">
            <text:p text:style-name="P1">9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Precedence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10">
            <text:p text:style-name="P1">10</text:p>
          </table:table-cell>
          <table:table-cell table:style-name="DataDictionary.A1" office:value-type="string">
            <text:p text:style-name="P1">User+dd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HX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3">
            <text:p text:style-name="P1">3</text:p>
          </table:table-cell>
          <table:table-cell table:style-name="DataDictionary.A1" office:value-type="string">
            <text:p text:style-name="P1">User+dd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St. of Origin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3">
            <text:p text:style-name="P1">3</text:p>
          </table:table-cell>
          <table:table-cell table:style-name="DataDictionary.A1" office:value-type="string">
            <text:p text:style-name="P1">User+dd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Check</text:p>
          </table:table-cell>
          <table:table-cell table:style-name="DataDictionary.A1" office:value-type="string">
            <text:p text:style-name="P1">Integer</text:p>
          </table:table-cell>
          <table:table-cell table:style-name="DataDictionary.E3" office:value-type="float" office:value="2">
            <text:p text:style-name="P1">2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Place of Origin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30">
            <text:p text:style-name="P1">30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Time Filed</text:p>
          </table:table-cell>
          <table:table-cell table:style-name="DataDictionary.A1" office:value-type="string">
            <text:p text:style-name="P1">Integer</text:p>
          </table:table-cell>
          <table:table-cell table:style-name="DataDictionary.E3" office:value-type="float" office:value="4">
            <text:p text:style-name="P1">4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Date</text:p>
          </table:table-cell>
          <table:table-cell table:style-name="DataDictionary.A1" office:value-type="string">
            <text:p text:style-name="P1">Date</text:p>
          </table:table-cell>
          <table:table-cell table:style-name="DataDictionary.E3" office:value-type="float" office:value="8">
            <text:p text:style-name="P1">8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Am. Station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6">
            <text:p text:style-name="P1">6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Am. Phone</text:p>
          </table:table-cell>
          <table:table-cell table:style-name="DataDictionary.A1" office:value-type="string">
            <text:p text:style-name="P1">Integer</text:p>
          </table:table-cell>
          <table:table-cell table:style-name="DataDictionary.E3" office:value-type="float" office:value="10">
            <text:p text:style-name="P1">10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Am. Name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Am. Address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30">
            <text:p text:style-name="P1">30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Am. City/St/Zip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30">
            <text:p text:style-name="P1">30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To Name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30">
            <text:p text:style-name="P1">30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To Call Sign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6">
            <text:p text:style-name="P1">6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To Address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30">
            <text:p text:style-name="P1">30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To City/St/Zip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30">
            <text:p text:style-name="P1">30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To Phone</text:p>
          </table:table-cell>
          <table:table-cell table:style-name="DataDictionary.A1" office:value-type="string">
            <text:p text:style-name="P1">Integer</text:p>
          </table:table-cell>
          <table:table-cell table:style-name="DataDictionary.E3" office:value-type="float" office:value="10">
            <text:p text:style-name="P1">10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To Email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30">
            <text:p text:style-name="P1">30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Word 1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Word 2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Word 3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Word 4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Word 5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Word 6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Word 7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Word 8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Word 9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Word 10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Word 11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Word 12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Word 13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Word 14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Word 15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Word 16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Word 17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Word 18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Word 19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Word 20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User</text:p>
          </table:table-cell>
        </table:table-row>
        <text:soft-page-break/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Word 21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Word 22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Word 23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Word 24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Word 25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25">
            <text:p text:style-name="P1">25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Sig. From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30">
            <text:p text:style-name="P1">30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Sig. Date</text:p>
          </table:table-cell>
          <table:table-cell table:style-name="DataDictionary.A1" office:value-type="string">
            <text:p text:style-name="P1">Integer</text:p>
          </table:table-cell>
          <table:table-cell table:style-name="DataDictionary.E3" office:value-type="float" office:value="6">
            <text:p text:style-name="P1">6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Sig. Time</text:p>
          </table:table-cell>
          <table:table-cell table:style-name="DataDictionary.A1" office:value-type="string">
            <text:p text:style-name="P1">Integer</text:p>
          </table:table-cell>
          <table:table-cell table:style-name="DataDictionary.E3" office:value-type="float" office:value="4">
            <text:p text:style-name="P1">4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Sig. To</text:p>
          </table:table-cell>
          <table:table-cell table:style-name="DataDictionary.A1" office:value-type="string">
            <text:p text:style-name="P1">Text</text:p>
          </table:table-cell>
          <table:table-cell table:style-name="DataDictionary.E3" office:value-type="float" office:value="30">
            <text:p text:style-name="P1">30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Sig. Date</text:p>
          </table:table-cell>
          <table:table-cell table:style-name="DataDictionary.A1" office:value-type="string">
            <text:p text:style-name="P1">Integer</text:p>
          </table:table-cell>
          <table:table-cell table:style-name="DataDictionary.E3" office:value-type="float" office:value="6">
            <text:p text:style-name="P1">6</text:p>
          </table:table-cell>
          <table:table-cell table:style-name="DataDictionary.A1" office:value-type="string">
            <text:p text:style-name="P1">User</text:p>
          </table:table-cell>
        </table:table-row>
        <table:table-row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/>
          </table:table-cell>
          <table:table-cell table:style-name="DataDictionary.A1" office:value-type="string">
            <text:p text:style-name="P1">Sig. Time</text:p>
          </table:table-cell>
          <table:table-cell table:style-name="DataDictionary.A1" office:value-type="string">
            <text:p text:style-name="P1">Integer</text:p>
          </table:table-cell>
          <table:table-cell table:style-name="DataDictionary.E3" office:value-type="float" office:value="4">
            <text:p text:style-name="P1">4</text:p>
          </table:table-cell>
          <table:table-cell table:style-name="DataDictionary.A1" office:value-type="string">
            <text:p text:style-name="P1">User</text:p>
          </table:table-cell>
        </table:table-row>
      </table:table>
      <text:p text:style-name="P4">* = key field</text:p>
      <text:p text:style-name="P4"/>
      <text:p text:style-name="P4"><text:line-break/><text:span text:style-name="T3">Action Directory:</text:span></text:p>
      <text:p text:style-name="P4"/>
      <table:table table:name="ActionDirectory" table:style-name="ActionDirectory">
        <table:table-column table:style-name="ActionDirectory.A" table:number-columns-repeated="3"/>
        <table:table-column table:style-name="ActionDirectory.D"/>
        <table:table-header-rows>
          <table:table-row>
            <table:table-cell table:style-name="ActionDirectory.A1" office:value-type="string">
              <text:p text:style-name="P2">Name</text:p>
            </table:table-cell>
            <table:table-cell table:style-name="ActionDirectory.A1" office:value-type="string">
              <text:p text:style-name="P2">View</text:p>
            </table:table-cell>
            <table:table-cell table:style-name="ActionDirectory.A1" office:value-type="string">
              <text:p text:style-name="P2">Trigger</text:p>
            </table:table-cell>
            <table:table-cell table:style-name="ActionDirectory.A1" office:value-type="string">
              <text:p text:style-name="P2">Result</text:p>
            </table:table-cell>
          </table:table-row>
        </table:table-header-rows>
        <table:table-row>
          <table:table-cell table:style-name="ActionDirectory.A1" office:value-type="string">
            <text:p text:style-name="P1"/>
          </table:table-cell>
          <table:table-cell table:style-name="ActionDirectory.A1" office:value-type="string">
            <text:p text:style-name="P1"/>
          </table:table-cell>
          <table:table-cell table:style-name="ActionDirectory.A1" office:value-type="string">
            <text:p text:style-name="P1"/>
          </table:table-cell>
          <table:table-cell table:style-name="ActionDirectory.A1" office:value-type="string">
            <text:p text:style-name="P1"/>
          </table:table-cell>
        </table:table-row>
        <table:table-row>
          <table:table-cell table:style-name="ActionDirectory.A1" office:value-type="string">
            <text:p text:style-name="P1"/>
          </table:table-cell>
          <table:table-cell table:style-name="ActionDirectory.A1" office:value-type="string">
            <text:p text:style-name="P1">System Configuration</text:p>
          </table:table-cell>
          <table:table-cell table:style-name="ActionDirectory.A1" office:value-type="string">
            <text:p text:style-name="P1"/>
          </table:table-cell>
          <table:table-cell table:style-name="ActionDirectory.A1" office:value-type="string">
            <text:p text:style-name="P1"/>
          </table:table-cell>
        </table:table-row>
        <table:table-row>
          <table:table-cell table:style-name="ActionDirectory.A1" office:value-type="string">
            <text:p text:style-name="P1"/>
          </table:table-cell>
          <table:table-cell table:style-name="ActionDirectory.A1" office:value-type="string">
            <text:p text:style-name="P1"/>
          </table:table-cell>
          <table:table-cell table:style-name="ActionDirectory.A1" office:value-type="string">
            <text:p text:style-name="P1"/>
          </table:table-cell>
          <table:table-cell table:style-name="ActionDirectory.A1" office:value-type="string">
            <text:p text:style-name="P1"/>
          </table:table-cell>
        </table:table-row>
        <table:table-row>
          <table:table-cell table:style-name="ActionDirectory.A1" office:value-type="string">
            <text:p text:style-name="P1"/>
          </table:table-cell>
          <table:table-cell table:style-name="ActionDirectory.A1" office:value-type="string">
            <text:p text:style-name="P1">Net Session</text:p>
          </table:table-cell>
          <table:table-cell table:style-name="ActionDirectory.A1" office:value-type="string">
            <text:p text:style-name="P1"/>
          </table:table-cell>
          <table:table-cell table:style-name="ActionDirectory.A1" office:value-type="string">
            <text:p text:style-name="P1"/>
          </table:table-cell>
        </table:table-row>
        <table:table-row>
          <table:table-cell table:style-name="ActionDirectory.A1" office:value-type="string">
            <text:p text:style-name="P1"/>
          </table:table-cell>
          <table:table-cell table:style-name="ActionDirectory.A1" office:value-type="string">
            <text:p text:style-name="P1"/>
          </table:table-cell>
          <table:table-cell table:style-name="ActionDirectory.A1" office:value-type="string">
            <text:p text:style-name="P1"/>
          </table:table-cell>
          <table:table-cell table:style-name="ActionDirectory.A1" office:value-type="string">
            <text:p text:style-name="P1"/>
          </table:table-cell>
        </table:table-row>
        <table:table-row>
          <table:table-cell table:style-name="ActionDirectory.A1" office:value-type="string">
            <text:p text:style-name="P1">Preamble Button</text:p>
          </table:table-cell>
          <table:table-cell table:style-name="ActionDirectory.A1" office:value-type="string">
            <text:p text:style-name="P1"/>
          </table:table-cell>
          <table:table-cell table:style-name="ActionDirectory.A1" office:value-type="string">
            <text:p text:style-name="P1">[ab]</text:p>
          </table:table-cell>
          <table:table-cell table:style-name="ActionDirectory.A1" office:value-type="string">
            <text:p text:style-name="P1">Opens new window containing Preamble of current net<text:line-break/></text:p>
          </table:table-cell>
        </table:table-row>
        <table:table-row>
          <table:table-cell table:style-name="ActionDirectory.A1" office:value-type="string">
            <text:p text:style-name="P1">Log All</text:p>
          </table:table-cell>
          <table:table-cell table:style-name="ActionDirectory.A1" office:value-type="string">
            <text:p text:style-name="P1"/>
          </table:table-cell>
          <table:table-cell table:style-name="ActionDirectory.A1" office:value-type="string">
            <text:p text:style-name="P1">[ab]</text:p>
          </table:table-cell>
          <table:table-cell table:style-name="ActionDirectory.A1" office:value-type="string">
            <text:p text:style-name="P1">Saves session record and increments net session number and participant session numbers<text:line-break/></text:p>
          </table:table-cell>
        </table:table-row>
        <table:table-row>
          <table:table-cell table:style-name="ActionDirectory.A1" office:value-type="string">
            <text:p text:style-name="P1">Traffic Passed</text:p>
          </table:table-cell>
          <table:table-cell table:style-name="ActionDirectory.A1" office:value-type="string">
            <text:p text:style-name="P1"/>
          </table:table-cell>
          <table:table-cell table:style-name="ActionDirectory.A1" office:value-type="string">
            <text:p text:style-name="P1">[ab]</text:p>
          </table:table-cell>
          <table:table-cell table:style-name="ActionDirectory.A1" office:value-type="string">
            <text:p text:style-name="P1">Changes participant line background color to light green and increments temp traffic passed variable<text:line-break/></text:p>
          </table:table-cell>
        </table:table-row>
        <table:table-row>
          <table:table-cell table:style-name="ActionDirectory.A1" office:value-type="string">
            <text:p text:style-name="P1">Delete / No Save</text:p>
          </table:table-cell>
          <table:table-cell table:style-name="ActionDirectory.A1" office:value-type="string">
            <text:p text:style-name="P1"/>
          </table:table-cell>
          <table:table-cell table:style-name="ActionDirectory.A1" office:value-type="string">
            <text:p text:style-name="P1">[ab]</text:p>
          </table:table-cell>
          <table:table-cell table:style-name="ActionDirectory.A1" office:value-type="string">
            <text:p text:style-name="P1">Deletes participant line and does NOT increment any totals/counters</text:p>
          </table:table-cell>
        </table:table-row>
        <table:table-row>
          <table:table-cell table:style-name="ActionDirectory.A1" office:value-type="string">
            <text:p text:style-name="P1">Edit Participant Record</text:p>
          </table:table-cell>
          <table:table-cell table:style-name="ActionDirectory.A1" office:value-type="string">
            <text:p text:style-name="P1"/>
          </table:table-cell>
          <table:table-cell table:style-name="ActionDirectory.A1" office:value-type="string">
            <text:p text:style-name="P1">[ab]</text:p>
          </table:table-cell>
          <table:table-cell table:style-name="ActionDirectory.A1" office:value-type="string">
            <text:p text:style-name="P1">Brings up participant data record in new window<text:line-break/></text:p>
          </table:table-cell>
        </table:table-row>
        <table:table-row>
          <table:table-cell table:style-name="ActionDirectory.A1" office:value-type="string">
            <text:p text:style-name="P1">NTS Traffic</text:p>
          </table:table-cell>
          <table:table-cell table:style-name="ActionDirectory.A1" office:value-type="string">
            <text:p text:style-name="P1"/>
          </table:table-cell>
          <table:table-cell table:style-name="ActionDirectory.A1" office:value-type="string">
            <text:p text:style-name="P1">[ab]</text:p>
          </table:table-cell>
          <table:table-cell table:style-name="ActionDirectory.A1" office:value-type="string">
            <text:p text:style-name="P1">Brings up NTS Traffic view in new window<text:line-break/></text:p>
          </table:table-cell>
        </table:table-row>
        <table:table-row>
          <table:table-cell table:style-name="ActionDirectory.A1" office:value-type="string">
            <text:p text:style-name="P1"/>
          </table:table-cell>
          <table:table-cell table:style-name="ActionDirectory.A1" office:value-type="string">
            <text:p text:style-name="P1"/>
          </table:table-cell>
          <table:table-cell table:style-name="ActionDirectory.A1" office:value-type="string">
            <text:p text:style-name="P1"/>
          </table:table-cell>
          <table:table-cell table:style-name="ActionDirectory.A1" office:value-type="string">
            <text:p text:style-name="P1"/>
          </table:table-cell>
        </table:table-row>
        <table:table-row>
          <table:table-cell table:style-name="ActionDirectory.A1" office:value-type="string">
            <text:p text:style-name="P1"/>
          </table:table-cell>
          <table:table-cell table:style-name="ActionDirectory.A1" office:value-type="string">
            <text:p text:style-name="P1">NTS Traffic Record</text:p>
          </table:table-cell>
          <table:table-cell table:style-name="ActionDirectory.A1" office:value-type="string">
            <text:p text:style-name="P1"/>
          </table:table-cell>
          <table:table-cell table:style-name="ActionDirectory.A1" office:value-type="string">
            <text:p text:style-name="P1"/>
          </table:table-cell>
        </table:table-row>
        <text:soft-page-break/>
        <table:table-row>
          <table:table-cell table:style-name="ActionDirectory.A1" office:value-type="string">
            <text:p text:style-name="P1"/>
          </table:table-cell>
          <table:table-cell table:style-name="ActionDirectory.A1" office:value-type="string">
            <text:p text:style-name="P1"/>
          </table:table-cell>
          <table:table-cell table:style-name="ActionDirectory.A1" office:value-type="string">
            <text:p text:style-name="P1"/>
          </table:table-cell>
          <table:table-cell table:style-name="ActionDirectory.A1" office:value-type="string">
            <text:p text:style-name="P1"/>
          </table:table-cell>
        </table:table-row>
        <table:table-row>
          <table:table-cell table:style-name="ActionDirectory.A1" office:value-type="string">
            <text:p text:style-name="P1"/>
          </table:table-cell>
          <table:table-cell table:style-name="ActionDirectory.A1" office:value-type="string">
            <text:p text:style-name="P1"/>
          </table:table-cell>
          <table:table-cell table:style-name="ActionDirectory.A1" office:value-type="string">
            <text:p text:style-name="P1"/>
          </table:table-cell>
          <table:table-cell table:style-name="ActionDirectory.A1" office:value-type="string">
            <text:p text:style-name="P1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 Jurmo</meta:initial-creator>
    <meta:creation-date>2015-01-11T10:04:02.89</meta:creation-date>
    <meta:generator>OpenOffice/4.1.1$Win32 OpenOffice.org_project/411m6$Build-9775</meta:generator>
    <dc:date>2015-01-11T11:45:49.33</dc:date>
    <dc:creator>Tim Jurmo</dc:creator>
    <meta:editing-duration>PT1H41M44S</meta:editing-duration>
    <meta:editing-cycles>6</meta:editing-cycles>
    <meta:document-statistic meta:table-count="2" meta:image-count="0" meta:object-count="0" meta:page-count="5" meta:paragraph-count="402" meta:word-count="825" meta:character-count="4132"/>
  </office:meta>
</office:document-meta>
</file>